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Pakkau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0 KB</text:p>
          </table:table-cell>
          <table:table-cell office:value-type="string">
            <text:p>100 KB</text:p>
          </table:table-cell>
          <table:table-cell office:value-type="string">
            <text:p>1000 KB</text:p>
          </table:table-cell>
          <table:table-cell office:value-type="string">
            <text:p>2000 KB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488">
            <text:p>488</text:p>
          </table:table-cell>
          <table:table-cell office:value-type="float" office:value="46540">
            <text:p>46540</text:p>
          </table:table-cell>
          <table:table-cell/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486">
            <text:p>486</text:p>
          </table:table-cell>
          <table:table-cell office:value-type="float" office:value="46308">
            <text:p>46308</text:p>
          </table:table-cell>
          <table:table-cell/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469">
            <text:p>469</text:p>
          </table:table-cell>
          <table:table-cell office:value-type="float" office:value="44309">
            <text:p>44309</text:p>
          </table:table-cell>
          <table:table-cell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479">
            <text:p>479</text:p>
          </table:table-cell>
          <table:table-cell office:value-type="float" office:value="46198">
            <text:p>46198</text:p>
          </table:table-cell>
          <table:table-cell/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517">
            <text:p>517</text:p>
          </table:table-cell>
          <table:table-cell office:value-type="float" office:value="42836">
            <text:p>42836</text:p>
          </table:table-cell>
          <table:table-cell/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490">
            <text:p>490</text:p>
          </table:table-cell>
          <table:table-cell office:value-type="float" office:value="43021">
            <text:p>43021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>
            <text:p>Purk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0 KB</text:p>
          </table:table-cell>
          <table:table-cell office:value-type="string">
            <text:p>100 KB</text:p>
          </table:table-cell>
          <table:table-cell office:value-type="string">
            <text:p>1000 KB</text:p>
          </table:table-cell>
          <table:table-cell office:value-type="string">
            <text:p>2000 KB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2169">
            <text:p>2169</text:p>
          </table:table-cell>
          <table:table-cell office:value-type="float" office:value="202892">
            <text:p>202892</text:p>
          </table:table-cell>
          <table:table-cell/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float" office:value="2204">
            <text:p>2204</text:p>
          </table:table-cell>
          <table:table-cell office:value-type="float" office:value="205323">
            <text:p>205323</text:p>
          </table:table-cell>
          <table:table-cell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2326">
            <text:p>2326</text:p>
          </table:table-cell>
          <table:table-cell office:value-type="float" office:value="204911">
            <text:p>204911</text:p>
          </table:table-cell>
          <table:table-cell/>
        </table:table-row>
        <table:table-row table:style-name="ro1">
          <table:table-cell/>
          <table:table-cell office:value-type="float" office:value="91">
            <text:p>91</text:p>
          </table:table-cell>
          <table:table-cell office:value-type="float" office:value="2161">
            <text:p>2161</text:p>
          </table:table-cell>
          <table:table-cell office:value-type="float" office:value="197749">
            <text:p>197749</text:p>
          </table:table-cell>
          <table:table-cell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2144">
            <text:p>2144</text:p>
          </table:table-cell>
          <table:table-cell office:value-type="float" office:value="200429">
            <text:p>200429</text:p>
          </table:table-cell>
          <table:table-cell/>
        </table:table-row>
        <table:table-row table:style-name="ro1">
          <table:table-cell/>
          <table:table-cell office:value-type="float" office:value="94">
            <text:p>94</text:p>
          </table:table-cell>
          <table:table-cell office:value-type="float" office:value="2211">
            <text:p>221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3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30T20:58:35.71</meta:creation-date>
    <dc:date>2014-11-30T23:48:29.44</dc:date>
    <meta:editing-duration>PT2H38M30S</meta:editing-duration>
    <meta:editing-cycles>3</meta:editing-cycles>
    <meta:generator>LibreOffice/4.0.3.3$Windows_x86 LibreOffice_project/0eaa50a932c8f2199a615e1eb30f7ac74279539</meta:generator>
    <meta:document-statistic meta:table-count="1" meta:cell-count="45" meta:object-count="0"/>
  </office:meta>
</office:document-meta>
</file>